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ato" svg:font-family="Lato, Helvetica, sans-serif"/>
    <style:font-face style:name="Roboto" svg:font-family="Roboto, sans-serif"/>
    <style:font-face style:name="Courier New" svg:font-family="'Courier New'" style:font-family-generic="modern"/>
    <style:font-face style:name="FreeSans2" svg:font-family="FreeSans" style:font-family-generic="swiss"/>
    <style:font-face style:name="Courier New1" svg:font-family="'Courier New'" style:font-family-generic="modern" style:font-pitch="fixed"/>
    <style:font-face style:name="Century Gothic" svg:font-family="'Century Gothic'"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119163"/>
    </style:style>
    <style:style style:name="P2" style:family="paragraph" style:parent-style-name="Standard">
      <style:paragraph-properties fo:margin-left="0.3937in" fo:margin-right="0in" fo:hyphenation-ladder-count="no-limit" fo:text-indent="0in" style:auto-text-indent="false"/>
      <style:text-properties fo:color="#a6a6a6" fo:language="en" fo:country="US" officeooo:paragraph-rsid="00119163" style:font-name-asian="Times New Roman" style:font-name-complex="Times New Roman" style:font-size-complex="12pt" fo:hyphenate="true" fo:hyphenation-remain-char-count="2" fo:hyphenation-push-char-count="2"/>
    </style:style>
    <style:style style:name="P3" style:family="paragraph" style:parent-style-name="Standard">
      <style:paragraph-properties fo:margin-left="0.3937in" fo:margin-right="0in" fo:hyphenation-ladder-count="no-limit" fo:text-indent="0in" style:auto-text-indent="false"/>
      <style:text-properties fo:color="#a6a6a6" fo:language="en" fo:country="US" officeooo:rsid="001324b3" officeooo:paragraph-rsid="001324b3" style:font-name-asian="Times New Roman" style:font-name-complex="Times New Roman" style:font-size-complex="12pt" fo:hyphenate="true" fo:hyphenation-remain-char-count="2" fo:hyphenation-push-char-count="2"/>
    </style:style>
    <style:style style:name="P4" style:family="paragraph" style:parent-style-name="Standard">
      <style:paragraph-properties fo:margin-left="0.3937in" fo:margin-right="0in" fo:hyphenation-ladder-count="no-limit" fo:text-indent="0in" style:auto-text-indent="false"/>
      <style:text-properties fo:color="#666666" fo:language="en" fo:country="US" officeooo:rsid="001324b3" officeooo:paragraph-rsid="001324b3" style:font-name-asian="Times New Roman" style:font-name-complex="Times New Roman" style:font-size-complex="12pt" fo:hyphenate="true" fo:hyphenation-remain-char-count="2" fo:hyphenation-push-char-count="2"/>
    </style:style>
    <style:style style:name="P5" style:family="paragraph" style:parent-style-name="Colorful_20_List_20_-_20_Accent_20_1">
      <style:paragraph-properties fo:margin-left="1in" fo:margin-right="0in" fo:text-indent="0in" style:auto-text-indent="false"/>
      <style:text-properties fo:color="#a6a6a6" fo:language="en" fo:country="US" officeooo:paragraph-rsid="00119163" style:font-name-asian="Times New Roman" style:font-name-complex="Times New Roman" style:font-size-complex="12pt"/>
    </style:style>
    <style:style style:name="P6" style:family="paragraph" style:parent-style-name="Colorful_20_List_20_-_20_Accent_20_1">
      <style:paragraph-properties fo:margin-left="1in" fo:margin-right="0in" fo:text-indent="0in" style:auto-text-indent="false"/>
      <style:text-properties fo:color="#666666" fo:language="en" fo:country="US" officeooo:paragraph-rsid="00119163" style:font-name-asian="Times New Roman" style:font-name-complex="Times New Roman" style:font-size-complex="12pt"/>
    </style:style>
    <style:style style:name="P7" style:family="paragraph" style:parent-style-name="Standard">
      <style:paragraph-properties fo:margin-left="0in" fo:margin-right="0in" fo:text-align="justify" style:justify-single-word="false" fo:text-indent="0in" style:auto-text-indent="false"/>
      <style:text-properties fo:color="#666666" officeooo:rsid="00119163" officeooo:paragraph-rsid="00119163"/>
    </style:style>
    <style:style style:name="P8" style:family="paragraph" style:parent-style-name="Standard">
      <style:paragraph-properties fo:margin-left="0in" fo:margin-right="0in" fo:text-align="justify" style:justify-single-word="false" fo:text-indent="0in" style:auto-text-indent="false"/>
      <style:text-properties fo:color="#666666" officeooo:rsid="00119163" officeooo:paragraph-rsid="001324b3"/>
    </style:style>
    <style:style style:name="P9" style:family="paragraph" style:parent-style-name="Standard">
      <style:paragraph-properties fo:margin-left="0in" fo:margin-right="0in" fo:text-align="justify" style:justify-single-word="false" fo:text-indent="0in" style:auto-text-indent="false"/>
      <style:text-properties fo:color="#666666" officeooo:rsid="001324b3" officeooo:paragraph-rsid="001324b3"/>
    </style:style>
    <style:style style:name="P10" style:family="paragraph" style:parent-style-name="Standard">
      <style:paragraph-properties fo:margin-left="0in" fo:margin-right="0in" fo:text-align="start" style:justify-single-word="false" fo:hyphenation-ladder-count="no-limit" fo:text-indent="0in" style:auto-text-indent="false"/>
      <style:text-properties fo:color="#666666" fo:language="en" fo:country="US" officeooo:rsid="001324b3" officeooo:paragraph-rsid="001324b3" style:font-name-asian="Times New Roman" style:font-name-complex="Times New Roman" style:font-size-complex="12pt" fo:hyphenate="true" fo:hyphenation-remain-char-count="2" fo:hyphenation-push-char-count="2"/>
    </style:style>
    <style:style style:name="P11" style:family="paragraph" style:parent-style-name="Standard">
      <style:paragraph-properties fo:margin-left="0in" fo:margin-right="0in" fo:hyphenation-ladder-count="no-limit" fo:text-indent="0in" style:auto-text-indent="false"/>
      <style:text-properties fo:color="#666666" fo:language="en" fo:country="US" officeooo:rsid="001324b3" officeooo:paragraph-rsid="001324b3" style:font-name-asian="Times New Roman" style:font-name-complex="Times New Roman" style:font-size-complex="12pt" fo:hyphenate="true" fo:hyphenation-remain-char-count="2" fo:hyphenation-push-char-count="2"/>
    </style:style>
    <style:style style:name="P12" style:family="paragraph" style:parent-style-name="Standard">
      <style:paragraph-properties fo:margin-left="0in" fo:margin-right="0in" fo:hyphenation-ladder-count="no-limit" fo:text-indent="0in" style:auto-text-indent="false"/>
      <style:text-properties fo:color="#666666" fo:language="en" fo:country="US" officeooo:rsid="0015d555" officeooo:paragraph-rsid="0015d555" style:font-name-asian="Times New Roman" style:font-name-complex="Times New Roman" style:font-size-complex="12pt" fo:hyphenate="true" fo:hyphenation-remain-char-count="2" fo:hyphenation-push-char-count="2"/>
    </style:style>
    <style:style style:name="P13" style:family="paragraph" style:parent-style-name="Standard">
      <style:paragraph-properties fo:margin-left="0in" fo:margin-right="0in" fo:hyphenation-ladder-count="no-limit" fo:text-indent="0in" style:auto-text-indent="false"/>
      <style:text-properties fo:color="#666666" fo:font-size="12pt" fo:language="en" fo:country="US" officeooo:rsid="00175ef9" officeooo:paragraph-rsid="00175ef9" style:font-name-asian="Times New Roman" style:font-size-asian="12pt" style:font-name-complex="Times New Roman" style:font-size-complex="12pt" fo:hyphenate="true" fo:hyphenation-remain-char-count="2" fo:hyphenation-push-char-count="2"/>
    </style:style>
    <style:style style:name="P14" style:family="paragraph" style:parent-style-name="Colorful_20_List_20_-_20_Accent_20_1">
      <style:paragraph-properties fo:margin-left="0in" fo:margin-right="0in" fo:text-indent="0in" style:auto-text-indent="false"/>
      <style:text-properties fo:color="#666666" officeooo:paragraph-rsid="00140cbf"/>
    </style:style>
    <style:style style:name="P15" style:family="paragraph" style:parent-style-name="Heading_20_1" style:list-style-name="">
      <style:paragraph-properties fo:margin-left="0in" fo:margin-right="0in" fo:text-align="center" style:justify-single-word="false" fo:text-indent="0in" style:auto-text-indent="false" fo:break-before="page"/>
      <style:text-properties officeooo:paragraph-rsid="00119163"/>
    </style:style>
    <style:style style:name="P16" style:family="paragraph" style:parent-style-name="Heading_20_1" style:list-style-name="">
      <style:paragraph-properties fo:margin-left="0in" fo:margin-right="0in" fo:text-align="center" style:justify-single-word="false" fo:text-indent="0in" style:auto-text-indent="false"/>
      <style:text-properties officeooo:paragraph-rsid="00119163"/>
    </style:style>
    <style:style style:name="P17" style:family="paragraph" style:parent-style-name="Colorful_20_List_20_-_20_Accent_20_1" style:list-style-name="WW8Num15">
      <style:paragraph-properties fo:margin-left="0in" fo:margin-right="0in" fo:text-indent="0in" style:auto-text-indent="false"/>
      <style:text-properties fo:color="#666666" fo:language="en" fo:country="US" officeooo:paragraph-rsid="00140cbf" style:font-name-asian="Times New Roman" style:font-name-complex="Times New Roman" style:font-size-complex="12pt"/>
    </style:style>
    <style:style style:name="P18" style:family="paragraph" style:parent-style-name="Colorful_20_List_20_-_20_Accent_20_1">
      <style:paragraph-properties fo:margin-left="0in" fo:margin-right="0in" fo:text-indent="0in" style:auto-text-indent="false"/>
      <style:text-properties fo:color="#666666" fo:language="en" fo:country="US" officeooo:rsid="0019217d" officeooo:paragraph-rsid="0019217d" style:font-name-asian="Times New Roman" style:font-name-complex="Times New Roman" style:font-size-complex="12pt"/>
    </style:style>
    <style:style style:name="P19" style:family="paragraph" style:parent-style-name="Colorful_20_List_20_-_20_Accent_20_1" style:list-style-name="WW8Num23">
      <style:paragraph-properties fo:margin-left="0in" fo:margin-right="0in" fo:text-indent="0in" style:auto-text-indent="false"/>
      <style:text-properties fo:color="#666666" fo:language="en" fo:country="US" officeooo:rsid="00140cbf" officeooo:paragraph-rsid="00140cbf" style:font-name-asian="Times New Roman" style:font-name-complex="Times New Roman" style:font-size-complex="12pt"/>
    </style:style>
    <style:style style:name="P20" style:family="paragraph" style:parent-style-name="Colorful_20_List_20_-_20_Accent_20_1" style:list-style-name="WW8Num23">
      <style:paragraph-properties fo:margin-left="0in" fo:margin-right="0in" fo:text-indent="0in" style:auto-text-indent="false"/>
      <style:text-properties fo:color="#666666" fo:language="en" fo:country="US" officeooo:rsid="001693d9" officeooo:paragraph-rsid="001693d9" style:font-name-asian="Times New Roman" style:font-name-complex="Times New Roman" style:font-size-complex="12pt"/>
    </style:style>
    <style:style style:name="P21" style:family="paragraph" style:parent-style-name="Heading_20_2">
      <style:text-properties fo:language="en" fo:country="US" officeooo:paragraph-rsid="00119163"/>
    </style:style>
    <style:style style:name="P22" style:family="paragraph" style:parent-style-name="Heading_20_2" style:list-style-name="">
      <style:text-properties fo:language="en" fo:country="US" officeooo:paragraph-rsid="00119163"/>
    </style:style>
    <style:style style:name="P23" style:family="paragraph" style:parent-style-name="Heading_20_2">
      <style:paragraph-properties fo:break-before="page"/>
      <style:text-properties fo:language="en" fo:country="US" officeooo:paragraph-rsid="00119163"/>
    </style:style>
    <style:style style:name="P24" style:family="paragraph" style:parent-style-name="Standard">
      <style:text-properties fo:color="#666666" officeooo:paragraph-rsid="001ad861"/>
    </style:style>
    <style:style style:name="P25" style:family="paragraph" style:parent-style-name="Standard">
      <style:text-properties fo:color="#666666" officeooo:paragraph-rsid="00140cbf"/>
    </style:style>
    <style:style style:name="P26" style:family="paragraph" style:parent-style-name="Standard">
      <style:text-properties fo:color="#666666" officeooo:rsid="001cbb81" officeooo:paragraph-rsid="001cbb81"/>
    </style:style>
    <style:style style:name="P27" style:family="paragraph" style:parent-style-name="Standard">
      <style:paragraph-properties fo:text-align="center" style:justify-single-word="false"/>
      <style:text-properties fo:color="#666666" fo:font-weight="bold" officeooo:rsid="001d983f" officeooo:paragraph-rsid="001d983f" style:font-weight-asian="bold" style:font-weight-complex="bold"/>
    </style:style>
    <style:style style:name="P28" style:family="paragraph" style:parent-style-name="Standard">
      <style:paragraph-properties fo:text-align="start" style:justify-single-word="false"/>
      <style:text-properties fo:color="#666666" fo:font-weight="normal" officeooo:rsid="001d983f" officeooo:paragraph-rsid="001d983f" style:font-weight-asian="normal" style:font-weight-complex="normal"/>
    </style:style>
    <style:style style:name="P29" style:family="paragraph" style:parent-style-name="Standard">
      <style:paragraph-properties fo:text-align="start" style:justify-single-word="false"/>
      <style:text-properties officeooo:paragraph-rsid="0020121d"/>
    </style:style>
    <style:style style:name="P30" style:family="paragraph" style:parent-style-name="Standard">
      <style:paragraph-properties fo:text-align="start" style:justify-single-word="false"/>
      <style:text-properties officeooo:paragraph-rsid="00208825"/>
    </style:style>
    <style:style style:name="P31" style:family="paragraph" style:parent-style-name="Standard">
      <style:paragraph-properties fo:text-align="start" style:justify-single-word="false"/>
      <style:text-properties officeooo:rsid="0020121d" officeooo:paragraph-rsid="0020121d"/>
    </style:style>
    <style:style style:name="P32" style:family="paragraph" style:parent-style-name="Standard">
      <style:paragraph-properties fo:text-align="center" style:justify-single-word="false" fo:break-before="page"/>
      <style:text-properties fo:color="#000000" fo:font-weight="bold" officeooo:rsid="001d983f" officeooo:paragraph-rsid="001d983f" style:font-weight-asian="bold" style:font-weight-complex="bold"/>
    </style:style>
    <style:style style:name="T1" style:family="text">
      <style:text-properties fo:language="en" fo:country="US"/>
    </style:style>
    <style:style style:name="T2" style:family="text">
      <style:text-properties fo:language="en" fo:country="US" style:font-name-asian="Times New Roman" style:font-name-complex="Times New Roman" style:font-size-complex="12pt"/>
    </style:style>
    <style:style style:name="T3" style:family="text">
      <style:text-properties fo:language="en" fo:country="US" officeooo:rsid="00140cbf" style:font-name-asian="Times New Roman" style:font-name-complex="Times New Roman" style:font-size-complex="12pt"/>
    </style:style>
    <style:style style:name="T4" style:family="text">
      <style:text-properties fo:language="en" fo:country="US" fo:font-weight="bold" style:font-weight-asian="bold" style:font-weight-complex="bold"/>
    </style:style>
    <style:style style:name="T5" style:family="text">
      <style:text-properties fo:language="en" fo:country="US" officeooo:rsid="001ad861"/>
    </style:style>
    <style:style style:name="T6" style:family="text">
      <style:text-properties fo:language="en" fo:country="US" officeooo:rsid="001cbb81"/>
    </style:style>
    <style:style style:name="T7" style:family="text">
      <style:text-properties fo:language="en" fo:country="US" officeooo:rsid="0020121d"/>
    </style:style>
    <style:style style:name="T8" style:family="text">
      <style:text-properties officeooo:rsid="0013dafd"/>
    </style:style>
    <style:style style:name="T9" style:family="text">
      <style:text-properties officeooo:rsid="00140cbf"/>
    </style:style>
    <style:style style:name="T10" style:family="text">
      <style:text-properties officeooo:rsid="001693d9"/>
    </style:style>
    <style:style style:name="T11" style:family="text">
      <style:text-properties officeooo:rsid="00169b5c"/>
    </style:style>
    <style:style style:name="T12" style:family="text">
      <style:text-properties officeooo:rsid="00175ef9"/>
    </style:style>
    <style:style style:name="T13" style:family="text">
      <style:text-properties style:font-name="Liberation Serif"/>
    </style:style>
    <style:style style:name="T14" style:family="text">
      <style:text-properties style:font-name="Liberation Serif" fo:language="en" fo:country="ID"/>
    </style:style>
    <style:style style:name="T15" style:family="text">
      <style:text-properties style:font-name="Liberation Serif" fo:language="en" fo:country="ID" officeooo:rsid="0019217d"/>
    </style:style>
    <style:style style:name="T16" style:family="text">
      <style:text-properties style:font-name="Liberation Serif" officeooo:rsid="0019217d"/>
    </style:style>
    <style:style style:name="T17" style:family="text">
      <style:text-properties style:font-name="Liberation Serif" officeooo:rsid="001d983f"/>
    </style:style>
    <style:style style:name="T18" style:family="text">
      <style:text-properties style:font-name="Liberation Serif" officeooo:rsid="0020121d"/>
    </style:style>
    <style:style style:name="T19" style:family="text">
      <style:text-properties officeooo:rsid="0019217d"/>
    </style:style>
    <style:style style:name="T20" style:family="text">
      <style:text-properties officeooo:rsid="001d983f"/>
    </style:style>
    <style:style style:name="T21" style:family="text">
      <style:text-properties fo:color="#666666" fo:language="en" fo:country="US"/>
    </style:style>
    <style:style style:name="T22" style:family="text">
      <style:text-properties fo:color="#666666" fo:language="en" fo:country="US" fo:font-weight="normal" officeooo:rsid="001d983f" style:font-weight-asian="normal" style:font-weight-complex="normal"/>
    </style:style>
    <style:style style:name="T23" style:family="text">
      <style:text-properties fo:color="#666666" fo:language="en" fo:country="US" fo:font-weight="normal" officeooo:rsid="0020121d" style:font-weight-asian="normal" style:font-weight-complex="normal"/>
    </style:style>
    <style:style style:name="T24" style:family="text">
      <style:text-properties fo:color="#666666" fo:language="en" fo:country="US" officeooo:rsid="0020121d"/>
    </style:style>
    <style:style style:name="T25" style:family="text">
      <style:text-properties fo:color="#666666" fo:language="en" fo:country="US" officeooo:rsid="00208825"/>
    </style:style>
    <style:style style:name="T26" style:family="text">
      <style:text-properties fo:color="#666666" style:font-name="Century Gothic" fo:language="en" fo:country="US"/>
    </style:style>
    <style:style style:name="T27" style:family="text">
      <style:text-properties fo:color="#666666" style:font-name="Liberation Serif"/>
    </style:style>
    <style:style style:name="T28" style:family="text">
      <style:text-properties fo:color="#666666" style:font-name="Liberation Serif" fo:language="en" fo:country="US"/>
    </style:style>
    <style:style style:name="T29" style:family="text">
      <style:text-properties fo:color="#666666" style:font-name="Liberation Serif" fo:language="en" fo:country="US" fo:font-style="normal" officeooo:rsid="00208825" style:font-style-asian="normal" style:font-style-complex="normal"/>
    </style:style>
    <style:style style:name="T30" style:family="text">
      <style:text-properties fo:color="#666666" style:font-name="Liberation Serif" fo:language="en" fo:country="US" officeooo:rsid="00208825"/>
    </style:style>
    <style:style style:name="T31" style:family="text">
      <style:text-properties fo:color="#666666" style:font-name="Liberation Serif" fo:font-style="italic" style:font-style-asian="italic"/>
    </style:style>
    <style:style style:name="T32" style:family="text">
      <style:text-properties fo:color="#666666" style:font-name="Liberation Serif" fo:font-style="normal" style:font-style-asian="normal" style:font-style-complex="normal"/>
    </style:style>
    <style:style style:name="T33" style:family="text">
      <style:text-properties fo:color="#666666" style:font-name="Liberation Serif" officeooo:rsid="00208825"/>
    </style:style>
    <style:style style:name="T34" style:family="text">
      <style:text-properties fo:color="#666666" style:font-name="Liberation Serif" fo:font-size="12pt" fo:letter-spacing="normal" fo:language="en" fo:country="US" fo:font-style="italic" fo:font-weight="normal"/>
    </style:style>
    <style:style style:name="T35" style:family="text">
      <style:text-properties fo:color="#666666" style:font-name="Liberation Serif" fo:font-size="12pt" fo:language="en" fo:country="US" officeooo:rsid="00208825" style:font-size-asian="12pt" style:font-size-complex="12pt"/>
    </style:style>
    <style:style style:name="T36" style:family="text">
      <style:text-properties style:font-name="Century Gothic"/>
    </style:style>
    <style:style style:name="T37" style:family="text">
      <style:text-properties style:font-name="Century Gothic" fo:font-style="italic" style:font-style-asian="italic"/>
    </style:style>
    <style:style style:name="T38" style:family="text">
      <style:text-properties style:font-name="Liberation Serif"/>
    </style:style>
    <style:style style:name="T39" style:family="text">
      <style:text-properties style:font-name="Liberation Serif" fo:font-style="italic" style:font-style-asian="italic"/>
    </style:style>
    <style:style style:name="T40" style:family="text">
      <style:text-properties fo:font-variant="normal" fo:text-transform="none" fo:color="#666666" style:font-name="Liberation Serif" fo:font-size="12pt" fo:letter-spacing="normal" fo:language="en" fo:country="US" fo:font-style="normal" fo:font-weight="normal"/>
    </style:style>
    <style:style style:name="T41" style:family="text">
      <style:text-properties fo:font-variant="normal" fo:text-transform="none" fo:color="#666666" style:font-name="Liberation Serif" fo:font-size="12pt" fo:letter-spacing="normal" fo:language="en" fo:country="US" fo:font-style="normal" fo:font-weight="normal" officeooo:rsid="00208825"/>
    </style:style>
    <style:style style:name="T42" style:family="text">
      <style:text-properties fo:font-variant="normal" fo:text-transform="none" fo:color="#666666" style:font-name="Liberation Serif" fo:font-size="12pt" fo:letter-spacing="normal" fo:language="en" fo:country="US" fo:font-style="normal" fo:font-weight="normal" style:font-size-asian="12pt" style:font-size-complex="12pt"/>
    </style:style>
    <style:style style:name="T43" style:family="text">
      <style:text-properties fo:font-variant="normal" fo:text-transform="none" fo:color="#666666" style:font-name="Liberation Serif" fo:font-size="12pt" fo:letter-spacing="normal" fo:language="en" fo:country="US" fo:font-style="normal" fo:font-weight="normal" officeooo:rsid="00208825" style:font-size-asian="12pt" style:font-size-complex="12pt"/>
    </style:style>
    <style:style style:name="T44" style:family="text">
      <style:text-properties fo:font-variant="normal" fo:text-transform="none" fo:color="#666666" style:font-name="Liberation Serif" fo:font-size="12pt" fo:letter-spacing="normal" fo:language="en" fo:country="US" fo:font-style="italic" fo:font-weight="normal"/>
    </style:style>
    <style:style style:name="T45" style:family="text">
      <style:text-properties fo:font-variant="normal" fo:text-transform="none" fo:color="#666666" style:text-line-through-style="none" style:text-line-through-type="none" style:font-name="Liberation Serif" fo:font-size="12pt" fo:letter-spacing="normal" fo:language="en" fo:country="US" fo:font-style="normal" style:text-underline-style="none" fo:font-weight="normal" style:text-blinking="false" style:font-size-asian="12pt" style:font-size-complex="12pt"/>
    </style:style>
    <style:style style:name="T46" style:family="text">
      <style:text-properties fo:font-variant="normal" fo:text-transform="none" fo:color="#666666" style:text-line-through-style="none" style:text-line-through-type="none" style:font-name="Liberation Serif" fo:font-size="10.5pt" fo:letter-spacing="normal" fo:language="en" fo:country="US" fo:font-style="normal" style:text-underline-style="none" fo:font-weight="normal" style:text-blinking="false"/>
    </style:style>
    <style:style style:name="T47" style:family="text">
      <style:text-properties fo:font-variant="normal" fo:text-transform="none" fo:color="#666666" style:text-line-through-style="none" style:text-line-through-type="none" style:font-name="Roboto" fo:font-size="10.5pt" fo:letter-spacing="normal" fo:language="en" fo:country="US" fo:font-style="normal" style:text-underline-style="none" fo:font-weight="normal" style:text-blinking="false"/>
    </style:style>
    <style:style style:name="T48" style:family="text">
      <style:text-properties fo:font-variant="normal" fo:text-transform="none" fo:color="#777777" style:font-name="Lato" fo:font-size="12pt" fo:letter-spacing="normal" fo:language="en" fo:country="US" fo:font-style="normal" fo:font-weight="normal"/>
    </style:style>
    <style:style style:name="T49" style:family="text">
      <style:text-properties fo:font-variant="normal" fo:text-transform="none" fo:color="#777777" style:font-name="Liberation Serif" fo:font-size="12pt" fo:letter-spacing="normal" fo:language="en" fo:country="US" fo:font-style="normal" fo:font-weight="normal"/>
    </style:style>
    <style:style style:name="T50" style:family="text">
      <style:text-properties fo:font-variant="normal" fo:text-transform="none" fo:color="#2a2a2a" style:font-name="Liberation Serif" fo:font-size="12pt" fo:letter-spacing="normal" fo:language="en" fo:country="US" fo:font-style="italic" fo:font-weight="normal"/>
    </style:style>
    <style:style style:name="T51" style:family="text">
      <style:text-properties fo:font-variant="normal" fo:text-transform="none" fo:color="#2a2a2a" style:font-name="Liberation Serif" fo:font-size="12pt" fo:letter-spacing="normal" fo:language="en" fo:country="US" fo:font-style="normal" fo:font-weight="normal" style:font-size-asian="12pt" style:font-size-complex="12pt"/>
    </style:style>
    <style:style style:name="T52" style:family="text">
      <style:text-properties fo:font-variant="normal" fo:text-transform="none" fo:color="#2a2a2a" style:font-name="Liberation Serif" fo:font-size="10.5pt" fo:letter-spacing="normal" fo:language="en" fo:country="US" fo:font-style="normal" fo:font-weight="normal"/>
    </style:style>
    <style:style style:name="T53" style:family="text">
      <style:text-properties fo:font-variant="normal" fo:text-transform="none" fo:color="#2a2a2a" style:font-name="Roboto" fo:font-size="10.5pt" fo:letter-spacing="normal" fo:language="en" fo:country="US" fo:font-style="normal" fo:font-weight="normal"/>
    </style:style>
    <style:style style:name="T54" style:family="text">
      <style:text-properties fo:color="#777777" style:font-name="Lato" fo:font-size="12pt" fo:letter-spacing="normal" fo:language="en" fo:country="US" fo:font-style="italic" fo:font-weight="normal"/>
    </style:style>
    <style:style style:name="T55" style:family="text">
      <style:text-properties fo:color="#777777" style:font-name="Liberation Serif" fo:font-size="12pt" fo:letter-spacing="normal" fo:language="en" fo:country="US" fo:font-style="italic" fo:font-weight="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BAB I</text:h>
      <text:h text:style-name="P16" text:outline-level="1">PENDAHULUAN</text:h>
      <text:p text:style-name="P1"/>
      <text:h text:style-name="P21" text:outline-level="2">Latar belakang </text:h>
      <text:p text:style-name="P7">Pendidikan menjadi pondasi utama dalam membangun bangsa Indonesia menjadi negara maju dan berperadaban. Apabila pendidikan dibangun dengan baik dan benar serta berkelanjutan, niscaya terciptalah masyarakat yang sejahtera. Sebaliknya, apabila pendidikan menjadi suatu hal yang dikebelakangkan, maka pondasi bangsa ini sedikit demi sedikit akan melemah yang pada akhirnya akan terjatuh.</text:p>
      <text:p text:style-name="P8"/>
      <text:p text:style-name="P9">Salah satu sektor penting yang secara langsung memberikan kontribusi terbesar dalam mengembangkan kualitas Sumber Daya Manusia (SDM) adalah sektor pendidikan. Sumber daya manusia yang berkualitas merupakan suatu keharusan bagi sebuah bangsa di era globalisasi. Salah satu wahana untuk menciptakan sumber daya manusia yang berkualitas adalah bidang pendidikan <text:span text:style-name="T20">[1]</text:span>.</text:p>
      <text:p text:style-name="P10"/>
      <text:p text:style-name="P10">Di kota Depok, <text:span text:style-name="T8">d</text:span>engan presentase sebesar 99,63% untuk usia 7-12 tahun yang masih mengenyam pendidikan <text:span text:style-name="T8">menunjukkan pemerataan pendidikan di usia itu sudah dapat terpenuhi dengan baik</text:span>. Namun kasus anak putus sekolah dan ketidakmampuan untuk meneruskan sekolah ke jenjang yang lebih tinggi belakangan ini menjadi <text:span text:style-name="T8">hal yang perlu diperhatikan,</text:span> dengan presentase <text:span text:style-name="T12">2,30% untuk usia 13-15 tahun dan</text:span> 13,77% untuk usia 16-18 yang putus sekolah <text:span text:style-name="T20">[2]</text:span>.</text:p>
      <text:p text:style-name="P4"/>
      <text:p text:style-name="P13"><text:span text:style-name="T19">Hal</text:span> <text:span text:style-name="T19">ini </text:span>terjadi karena<text:span text:style-name="T13"> </text:span><text:span text:style-name="T16">dua </text:span><text:span text:style-name="T13">faktor penyebab yaitu </text:span><text:span text:style-name="T16">faktor ekonomi dan </text:span><text:span text:style-name="T13">perhatian orang tua yang kurang terhadap </text:span><text:span text:style-name="T16">pendidikan </text:span><text:span text:style-name="T13">anaknya </text:span><text:span text:style-name="T17">[</text:span><text:span text:style-name="T18">3</text:span><text:span text:style-name="T17">]</text:span><text:span text:style-name="T13">. </text:span><text:span text:style-name="T16">Maka, dibutuhkan </text:span><text:bookmark-start text:name="__DdeLink__98_984434612"/><text:span text:style-name="T14">penghubung antara mereka yang putus sekolah dengan orang yang mampu memberikan harta (donasi), tenaga (tutor/guru/motivator), dan fasilitas untuk pendidikan</text:span><text:bookmark-end text:name="__DdeLink__98_984434612"/><text:span text:style-name="T14"> </text:span><text:span text:style-name="T15">mereka.</text:span></text:p>
      <text:p text:style-name="P11"/>
      <text:p text:style-name="P12">Untuk mengatasi masalah angka putus sekolah di kota Depok, penulis menggunakan aplikasi berbasis web donasi yang nantinya akan menemukan <text:span text:style-name="T20">antara </text:span>donatur dengan anak yang mengalami putus sekolah sehingga apa yang akan didonasikan menjadi investasi <text:span text:style-name="T10">nyata</text:span> dan dapat dilihat perkembangannya.</text:p>
      <text:p text:style-name="P12"/>
      <text:p text:style-name="P12">Lewat aplikasi ini diharapkan menurunnya angka putus sekolah di kota Depok dan terjalinnya <text:span text:style-name="T10">perhatian secara khusus layaknya sebuah keluarga antara pemberi dan penerima donasi dengan demikian secara tidak langsung motivasi untuk melanjutkan sekolah juga akan meningkat.</text:span></text:p>
      <text:p text:style-name="P3"/>
      <text:h text:style-name="P21" text:outline-level="2"/>
      <text:h text:style-name="P21" text:outline-level="2">Perumusan Masalah</text:h>
      <text:list xml:id="list874421719465431005" text:style-name="WW8Num15">
        <text:list-header>
          <text:p text:style-name="P17">Berdasarkan uraian yang disampaikan pada bagian latar belakang, penulis mencoba merumuskan permasalahan yang akan dipecahkan dengan penelitian yang akan penulis lakukan, yaitu:</text:p>
        </text:list-header>
      </text:list>
      <text:p text:style-name="P14"><text:span text:style-name="T3">1. Apa saja faktor yang mempengaruhi putus sekolah</text:span><text:span text:style-name="T2">?</text:span></text:p>
      <text:p text:style-name="P14"><text:span text:style-name="T2">2. </text:span><text:span text:style-name="T3">Mengapa di kota Depok masih banyak anak yang putus sekolah</text:span><text:span text:style-name="T2">?</text:span></text:p>
      <text:p text:style-name="P18">3. Bagaimanakah merancang aplikasi untuk menyelesaikan kasus putus sekolah di kota Depok?</text:p>
      <text:p text:style-name="P6"/>
      <text:h text:style-name="P21" text:outline-level="2"/>
      <text:h text:style-name="P21" text:outline-level="2">Tujuan dan Manfaat Penelitian</text:h>
      <text:list xml:id="list2170149789659080737" text:style-name="WW8Num23">
        <text:list-header>
          <text:p text:style-name="P19">1. <text:span text:style-name="T11">Mengatasi angka</text:span> putus sekolah di kota Depok</text:p>
          <text:p text:style-name="P19">2. Memberikan bantuan berupa <text:span text:style-name="T19">bantuan</text:span> kepada orang tua atau murid itu sendi<text:span text:style-name="T10">r</text:span>i.</text:p>
          <text:p text:style-name="P20">3. Menghubungkan antara pemberi dan penerima bantuan.</text:p>
        </text:list-header>
      </text:list>
      <text:p text:style-name="P5"/>
      <text:h text:style-name="P21" text:outline-level="2"/>
      <text:h text:style-name="P22" text:outline-level="2"/>
      <text:h text:style-name="P23" text:outline-level="2">Batasan Masalah</text:h>
      <text:p text:style-name="P25">Berisi batasan cakupan studi penelitian / fitur aplikasi yang akan dibuat / sisi pembahasan organisasi <text:span text:style-name="T9">Penelitian dilakukan dengan mengisi survei secara online.</text:span></text:p>
      <text:p text:style-name="P26">1. Aplikasi berfokus pada bentuk donasi berupa biaya pendidikan, belum mencakup donasi berupa fasilitas.</text:p>
      <text:p text:style-name="P26">2. Calon donatur hanya dapat melihat siapa orang yang telah ia berikan bantuan, tidak semua orang dapat dilihatnya.</text:p>
      <text:p text:style-name="P26">3. Data lengkap dan progress orang yang dibantu hanya dapat dilihat donatur.</text:p>
      <text:p text:style-name="P26">4. Tidak ada relasi antara donatur satu dengan donatur yang lain dan penerima bantuan dengan penerima bantuan yang lain.</text:p>
      <text:p text:style-name="P2"/>
      <text:h text:style-name="P21" text:outline-level="2"/>
      <text:h text:style-name="P21" text:outline-level="2">Sistematika Penulisan</text:h>
      <text:p text:style-name="P24"><text:span text:style-name="T1"/></text:p>
      <text:p text:style-name="P24"><text:span text:style-name="T4">Bab I : Pendahuluan</text:span></text:p>
      <text:p text:style-name="P24"><text:span text:style-name="T1">Bab ini berisi latar belakang, perumusan masalah, tujuan dan manfaat penelitian, batasan masalah, dan sistematika dari penulisan proposal.</text:span></text:p>
      <text:p text:style-name="P24"><text:span text:style-name="T1"/></text:p>
      <text:p text:style-name="P24"><text:span text:style-name="T4">Bab II : Landasan Teori</text:span></text:p>
      <text:p text:style-name="P24"><text:span text:style-name="T1">Bab ini berisikan mengenai pembahasan teori pengembangan sistem </text:span><text:span text:style-name="T6">aplikasi berbasis web</text:span><text:span text:style-name="T1">, teori mengenai pengembangan sistem menggunakan </text:span><text:span text:style-name="T6">javascript </text:span><text:span text:style-name="T1">framework.</text:span></text:p>
      <text:p text:style-name="P24"><text:span text:style-name="T4"/></text:p>
      <text:p text:style-name="P24"><text:span text:style-name="T4">Bab III : Metodologi Penelitian</text:span></text:p>
      <text:p text:style-name="P24"><text:span text:style-name="T1">Bab ini berisi tahapan yang dilakukan dalam pengembangan sistem </text:span><text:span text:style-name="T5">aplikasi berbasis website dan dengan javascript framework</text:span><text:span text:style-name="T1">. Rancangan penelitian yang menjelaskan mengenai cara menyelesaikan permasalahan, jenis penelitian yang dilakukan, rancangan analisis dan pengumpulan data, tempat lokasi serta waktu dilaksanakannya penelitian.</text:span></text:p>
      <text:p text:style-name="P24"><text:span text:style-name="T1"/></text:p>
      <text:p text:style-name="P24"><text:span text:style-name="T1"/></text:p>
      <text:p text:style-name="P24"><text:span text:style-name="T1"/></text:p>
      <text:p text:style-name="P32"><text:span text:style-name="T1">DAFTAR PUSTAKA</text:span></text:p>
      <text:p text:style-name="P27"><text:span text:style-name="T1"/></text:p>
      <text:p text:style-name="P29"><text:span text:style-name="T22">[1]<text:tab/>Ni Ayu Krisna Dewi1, Anjuman Zukhri1, I Ketut Dunia, “Analisis Faktor-Faktor Penyebab <text:tab/>Anak Putus Sekolah Usia Pendidikan Dasar di Kecamatan Gerokgak Tahun 2012/2013,” <text:tab/></text:span><text:span text:style-name="T23">undiksha, </text:span><text:span text:style-name="T24">vol. 4, no. 1, pp. 1, 2014.</text:span></text:p>
      <text:p text:style-name="P29"><text:span text:style-name="T24"/></text:p>
      <text:p text:style-name="P30"><text:span text:style-name="T24">[2]<text:tab/></text:span><text:span text:style-name="T28">T. Eckes, </text:span><text:span text:style-name="T30">Kota Depok Dalam </text:span><text:span text:style-name="T29">Angka 2018</text:span><text:span text:style-name="T27">. </text:span><text:span text:style-name="T33">Badan Pusat Statistik Kota Depok</text:span><text:span text:style-name="T27">, 20</text:span><text:span text:style-name="T33">18</text:span><text:span text:style-name="T27">.</text:span></text:p>
      <text:p text:style-name="P30"><text:span text:style-name="T27"><text:tab/>[E-book] Available: </text:span><text:span text:style-name="T33">https://www.bps.go.id/</text:span></text:p>
      <text:p text:style-name="P31"><text:span text:style-name="T21"/></text:p>
      <text:p text:style-name="P30"><text:span text:style-name="T25">[3]<text:tab/></text:span><text:span text:style-name="T35">Lova</text:span><text:span text:style-name="T42">, </text:span><text:span text:style-name="T43">Cynthia</text:span><text:span text:style-name="T42">. (201</text:span><text:span text:style-name="T43">8</text:span><text:span text:style-name="T42">, </text:span><text:span text:style-name="T43">September</text:span><text:span text:style-name="T42">.</text:span><text:span text:style-name="T43">22</text:span><text:span text:style-name="T42">) </text:span><text:span text:style-name="Emphasis"><text:span text:style-name="T42">1.700 Pelajar di Depok Terancam Putus Sekolah, Rata-<text:tab/>rata Tingkat SMA", </text:span></text:span><text:span text:style-name="T42">[online]. Available: <text:tab/></text:span><text:span text:style-name="Emphasis"><text:span text:style-name="T45">https://regional.kompas.com/read/2018/09/22/06534881/1700-pelajar-di-depok-terancam-<text:tab/>putus-sekolah-rata-rata-tingkat-sma</text:span></text:span><text:span text:style-name="Emphasis"><text:span text:style-name="T42">.</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ato" svg:font-family="Lato, Helvetica, sans-serif"/>
    <style:font-face style:name="Roboto" svg:font-family="Roboto, sans-serif"/>
    <style:font-face style:name="Courier New" svg:font-family="'Courier New'" style:font-family-generic="modern"/>
    <style:font-face style:name="FreeSans2" svg:font-family="FreeSans" style:font-family-generic="swiss"/>
    <style:font-face style:name="Courier New1" svg:font-family="'Courier New'" style:font-family-generic="modern" style:font-pitch="fixed"/>
    <style:font-face style:name="Century Gothic" svg:font-family="'Century Gothic'"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2" style:display-name="Heading 2" style:family="paragraph" style:parent-style-name="Standard" style:next-style-name="Standard" style:default-outline-level="2" style:class="text">
      <style:text-properties fo:font-weight="bold" style:font-weight-asian="bold" style:font-name-complex="Times New Roman" style:font-family-complex="'Times New Roman'" style:font-family-generic-complex="roman" style:font-pitch-complex="variable" style:font-size-complex="12pt" style:font-weight-complex="bold"/>
    </style:style>
    <style:style style:name="Heading_20_1" style:display-name="Heading 1" style:family="paragraph" style:parent-style-name="Standard" style:next-style-name="Standard" style:default-outline-level="1" style:class="text">
      <style:text-properties fo:font-weight="bold" style:font-weight-asian="bold" style:font-name-complex="Times New Roman" style:font-family-complex="'Times New Roman'" style:font-family-generic-complex="roman" style:font-pitch-complex="variable" style:font-size-complex="12pt" style:font-weight-complex="bold"/>
    </style:style>
    <style:style style:name="Colorful_20_List_20_-_20_Accent_20_1" style:display-name="Colorful List - Accent 1" style:family="paragraph" style:parent-style-name="Standard">
      <style:paragraph-properties fo:margin-left="0.5in" fo:margin-right="0in" fo:text-indent="0in" style:auto-text-indent="false"/>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_20_Slide_7e_LT_7e_Gliederung_20_1" style:display-name="Title Slide~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Slide_7e_LT_7e_Hintergrund" style:display-name="Title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ection_20_Header_7e_LT_7e_Gliederung_20_1" style:display-name="Section Header~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ection_20_Header_7e_LT_7e_Gliederung_20_2" style:display-name="Section Header~LT~Gliederung 2" style:family="paragraph" style:parent-style-name="Section_20_Header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ection_20_Header_7e_LT_7e_Gliederung_20_3" style:display-name="Section Header~LT~Gliederung 3" style:family="paragraph" style:parent-style-name="Section_20_Header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ection_20_Header_7e_LT_7e_Gliederung_20_4" style:display-name="Section Header~LT~Gliederung 4" style:family="paragraph" style:parent-style-name="Section_20_Header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ection_20_Header_7e_LT_7e_Gliederung_20_5" style:display-name="Section Header~LT~Gliederung 5" style:family="paragraph" style:parent-style-name="Section_20_Header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20_Header_7e_LT_7e_Gliederung_20_6" style:display-name="Section Header~LT~Gliederung 6" style:family="paragraph" style:parent-style-name="Section_20_Header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20_Header_7e_LT_7e_Gliederung_20_7" style:display-name="Section Header~LT~Gliederung 7" style:family="paragraph" style:parent-style-name="Section_20_Header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20_Header_7e_LT_7e_Gliederung_20_8" style:display-name="Section Header~LT~Gliederung 8" style:family="paragraph" style:parent-style-name="Section_20_Header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20_Header_7e_LT_7e_Gliederung_20_9" style:display-name="Section Header~LT~Gliederung 9" style:family="paragraph" style:parent-style-name="Section_20_Header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20_Header_7e_LT_7e_Titel" style:display-name="Section Header~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ection_20_Header_7e_LT_7e_Untertitel" style:display-name="Section Header~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ection_20_Header_7e_LT_7e_Notizen" style:display-name="Section Header~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Section_20_Header_7e_LT_7e_Hintergrundobjekte" style:display-name="Section Header~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ection_20_Header_7e_LT_7e_Hintergrund" style:display-name="Section Header~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z0" style:family="text">
      <style:text-properties style:font-name="Symbol" fo:font-family="Symbol" style:font-family-generic="roman" style:font-pitch="variable" fo:language="en" fo:country="US" style:font-name-complex="Symbol" style:font-family-complex="Symbol"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3937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8937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3937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2T21:03:44.884837598</meta:creation-date>
    <dc:date>2018-11-05T21:41:12.697298975</dc:date>
    <meta:editing-duration>PT23M</meta:editing-duration>
    <meta:editing-cycles>6</meta:editing-cycles>
    <meta:generator>LibreOffice/5.1.6.2$Linux_X86_64 LibreOffice_project/10m0$Build-2</meta:generator>
    <meta:document-statistic meta:table-count="0" meta:image-count="0" meta:object-count="0" meta:page-count="3" meta:paragraph-count="36" meta:word-count="622" meta:character-count="4598" meta:non-whitespace-character-count="4011"/>
  </office:meta>
</office:document-meta>
</file>